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BC0000007FAA0356464CF616B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a79e5"/>
    </style:style>
    <style:style style:name="P2" style:family="paragraph" style:parent-style-name="Standard">
      <style:text-properties officeooo:rsid="002ea8e1" officeooo:paragraph-rsid="002ea8e1"/>
    </style:style>
    <style:style style:name="P3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fo:letter-spacing="normal" style:text-underline-style="solid" style:text-underline-width="auto" style:text-underline-color="font-color"/>
    </style:style>
    <style:style style:name="P4" style:family="paragraph" style:parent-style-name="Text_20_body">
      <style:text-properties officeooo:rsid="00146979" officeooo:paragraph-rsid="00146979"/>
    </style:style>
    <style:style style:name="P5" style:family="paragraph" style:parent-style-name="Text_20_body">
      <style:text-properties officeooo:rsid="00164f52" officeooo:paragraph-rsid="00164f52"/>
    </style:style>
    <style:style style:name="P6" style:family="paragraph" style:parent-style-name="Text_20_body">
      <style:text-properties style:text-underline-style="none" officeooo:rsid="002c79b7" officeooo:paragraph-rsid="002c79b7"/>
    </style:style>
    <style:style style:name="P7" style:family="paragraph" style:parent-style-name="Text_20_body">
      <style:text-properties officeooo:rsid="00323ef1" officeooo:paragraph-rsid="00323ef1"/>
    </style:style>
    <style:style style:name="P8" style:family="paragraph" style:parent-style-name="Text_20_body">
      <style:text-properties officeooo:rsid="003a0e63" officeooo:paragraph-rsid="003a0e63"/>
    </style:style>
    <style:style style:name="P9" style:family="paragraph" style:parent-style-name="Text_20_body">
      <style:text-properties officeooo:rsid="003a4684" officeooo:paragraph-rsid="003a4684"/>
    </style:style>
    <style:style style:name="P10" style:family="paragraph" style:parent-style-name="Text_20_body">
      <style:text-properties officeooo:rsid="003a75a3" officeooo:paragraph-rsid="003a75a3"/>
    </style:style>
    <style:style style:name="P11" style:family="paragraph" style:parent-style-name="Text_20_body">
      <style:paragraph-properties fo:break-before="page"/>
    </style:style>
    <style:style style:name="P12" style:family="paragraph" style:parent-style-name="Title">
      <style:text-properties officeooo:rsid="003a0e63" officeooo:paragraph-rsid="003a0e63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3bb75d"/>
    </style:style>
    <style:style style:name="T3" style:family="text">
      <style:text-properties officeooo:rsid="003cc37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GENERAL</text:p>
      <text:p text:style-name="P4"/>
      <text:p text:style-name="P8">Buscador genérico por formulario:</text:p>
      <text:p text:style-name="P8"/>
      <text:p text:style-name="P7"><draw:frame draw:style-name="fr1" draw:name="Imagen1" text:anchor-type="paragraph" svg:width="17cm" svg:height="1.78cm" draw:z-index="0"><draw:image xlink:href="Pictures/10000201000004BC0000007FAA0356464CF616BB.png" xlink:type="simple" xlink:show="embed" xlink:actuate="onLoad"/></draw:frame><text:span text:style-name="T1"/></text:p>
      <text:p text:style-name="P9">Este buscador se encuentra presente en casi todos los formularios, su función es listar los datos de la tabla.</text:p>
      <text:p text:style-name="P10">No <text:span text:style-name="T3">se </text:span>decidio incluir documentación de los formularios Estado Civil, Nacionalidades,Roles, Sexo, Subcargos, Tipos de reserva, turnos. Debido a su similaridad en <text:span text:style-name="T2">lógica</text:span> con los primeros formularios, presentan el mismo <text:span text:style-name="T3">patrón</text:span> de alta, baja, <text:span text:style-name="T2">modificación.</text:span></text:p>
      <text:p text:style-name="Text_20_body"/>
      <text:p text:style-name="Text_20_body"/>
      <text:p text:style-name="Text_20_body"/>
      <text:p text:style-name="P6"/>
      <text:p text:style-name="P6"/>
      <text:p text:style-name="P5"/>
      <text:p text:style-name="P3"/>
      <text:p text:style-name="P1"><text:line-break/></text:p>
      <text:p text:style-name="Standard"/>
      <text:p text:style-name="Standard"/>
      <text:p text:style-name="P2"/>
      <text:p text:style-name="P2"><text:span text:style-name="T1"/></text:p>
      <text:p text:style-name="P2"><text:span text:style-name="T1"/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7T22:47:46.261659761</meta:creation-date>
    <dc:date>2017-02-28T00:02:09.420410282</dc:date>
    <meta:editing-duration>PT1H14M2S</meta:editing-duration>
    <meta:editing-cycles>46</meta:editing-cycles>
    <meta:generator>LibreOffice/5.3.0.3$Linux_X86_64 LibreOffice_project/30m0$Build-3</meta:generator>
    <meta:document-statistic meta:table-count="0" meta:image-count="1" meta:object-count="0" meta:page-count="2" meta:paragraph-count="5" meta:word-count="59" meta:character-count="403" meta:non-whitespace-character-count="347"/>
  </office:meta>
</office:document-meta>
</file>